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fe7a4"/>
    </style:style>
    <style:style style:name="P2" style:family="paragraph" style:parent-style-name="Text_20_body">
      <style:text-properties officeooo:rsid="000fe7a4" officeooo:paragraph-rsid="000fe7a4"/>
    </style:style>
    <style:style style:name="P3" style:family="paragraph" style:parent-style-name="Text_20_body">
      <style:text-properties officeooo:rsid="0011df06" officeooo:paragraph-rsid="0011df06"/>
    </style:style>
    <style:style style:name="P4" style:family="paragraph" style:parent-style-name="Standard">
      <style:text-properties officeooo:paragraph-rsid="000b6f10"/>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paragraph-rsid="000b6f10"/>
    </style:style>
    <style:style style:name="P7" style:family="paragraph" style:parent-style-name="Text_20_body" style:list-style-name="L1">
      <style:text-properties officeooo:paragraph-rsid="000b6f10"/>
    </style:style>
    <style:style style:name="P8" style:family="paragraph" style:parent-style-name="Text_20_body" style:list-style-name="L1">
      <style:text-properties officeooo:rsid="000ca04e" officeooo:paragraph-rsid="000ca04e"/>
    </style:style>
    <style:style style:name="P9" style:family="paragraph" style:parent-style-name="Text_20_body" style:list-style-name="L2">
      <style:text-properties officeooo:paragraph-rsid="000b6f10"/>
    </style:style>
    <style:style style:name="P10" style:family="paragraph" style:parent-style-name="Text_20_body" style:list-style-name="L3">
      <style:text-properties officeooo:paragraph-rsid="000b6f10"/>
    </style:style>
    <style:style style:name="P11" style:family="paragraph" style:parent-style-name="Text_20_body" style:list-style-name="L3">
      <style:text-properties officeooo:paragraph-rsid="000bea69"/>
    </style:style>
    <style:style style:name="P12" style:family="paragraph" style:parent-style-name="Text_20_body" style:list-style-name="L3">
      <style:text-properties officeooo:paragraph-rsid="000fe7a4"/>
    </style:style>
    <style:style style:name="P13" style:family="paragraph" style:parent-style-name="Text_20_body" style:list-style-name="L4">
      <style:text-properties officeooo:rsid="000fe7a4" officeooo:paragraph-rsid="000fe7a4"/>
    </style:style>
    <style:style style:name="P14" style:family="paragraph" style:parent-style-name="Text_20_body" style:list-style-name="L5">
      <style:text-properties officeooo:rsid="0011f895" officeooo:paragraph-rsid="0011f895"/>
    </style:style>
    <style:style style:name="P15" style:family="paragraph" style:parent-style-name="Text_20_body" style:list-style-name="L5">
      <style:text-properties officeooo:rsid="001338b8" officeooo:paragraph-rsid="001338b8"/>
    </style:style>
    <style:style style:name="P16" style:family="paragraph" style:parent-style-name="Text_20_body" style:list-style-name="L5">
      <style:text-properties officeooo:rsid="00151e64" officeooo:paragraph-rsid="00151e64"/>
    </style:style>
    <style:style style:name="P17" style:family="paragraph" style:parent-style-name="Text_20_body" style:list-style-name="L5">
      <style:text-properties officeooo:rsid="00154e51" officeooo:paragraph-rsid="00154e51"/>
    </style:style>
    <style:style style:name="P18" style:family="paragraph" style:parent-style-name="Heading_20_1">
      <style:paragraph-properties fo:break-before="page"/>
    </style:style>
    <style:style style:name="T1" style:family="text">
      <style:text-properties officeooo:rsid="000b6f10"/>
    </style:style>
    <style:style style:name="T2" style:family="text">
      <style:text-properties fo:font-weight="bold" style:font-weight-asian="bold" style:font-weight-complex="bold"/>
    </style:style>
    <style:style style:name="T3" style:family="text">
      <style:text-properties officeooo:rsid="000ca04e"/>
    </style:style>
    <style:style style:name="T4" style:family="text">
      <style:text-properties officeooo:rsid="000df847"/>
    </style:style>
    <style:style style:name="T5" style:family="text">
      <style:text-properties officeooo:rsid="001338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Y NES USER MANUAL</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er manual for My Nes emulator.</text:p>
      <text:p text:style-name="Standard">Document version 2, <text:s/><text:span text:style-name="T1">For </text:span>My Nes version 7.2.xxx.</text:p>
      <text:p text:style-name="Standard">This manual may or may not get updated for the later version(s) of the emu.</text:p>
      <text:p text:style-name="Standard"/>
      <text:p text:style-name="Standard">My Nes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p>
      <text:p text:style-name="Standard">See the GNU General Public License for more details.</text:p>
      <text:p text:style-name="Standard">You should have received a copy of the GNU General Public License along with this program. If not, see &lt;<text:a xlink:type="simple" xlink:href="http://www.gnu.org/licenses/" text:style-name="Internet_20_link" text:visited-style-name="Visited_20_Internet_20_Link">http://www.gnu.org/licenses/</text:a>&gt;.</text:p>
      <text:p text:style-name="Standard"/>
      <text:p text:style-name="Standard">This document is a part of My Nes, thus it is licensed under the GPL 3 as well.</text:p>
      <text:p text:style-name="Standard"/>
      <text:p text:style-name="Standard">NES is either a trademark or registered trademark of Nintendo of America Inc.</text:p>
      <text:p text:style-name="Standard">Famicom is either a trademark or registered trademark of Nintendo Co., LTD.</text:p>
      <text:p text:style-name="Standard">All other trademarks are property of their respective owners.</text:p>
      <text:p text:style-name="P4">My Nes is not affiliated with or endorsed by any of the companies mentioned.</text:p>
      <text:p text:style-name="P6"/>
      <text:p text:style-name="P4"/>
      <text:h text:style-name="Heading_20_1" text:outline-level="1">Introduction</text:h>
      <text:p text:style-name="P4"/>
      <text:p text:style-name="Standard">My Nes is A Nintendo Entertainment System / Family Computer (Nes/Famicom) emulator written in C#. An open source .net freeware, licensed under the GNU GENERAL PUBLIC LICENSE; Version 3, 29 June 2007.</text:p>
      <text:p text:style-name="Standard"/>
      <text:p text:style-name="Standard">My Nes is meant to be simple, powerful and accurate Nes emulator. Uses optimized code, it meant to be as fast as possible, the main goal of My Nes is to be as accurate as possible, this mean the developer take care of each detail of the emulation, beside taking care of code optimization.</text:p>
      <text:p text:style-name="Standard">For example, My Nes can pass all basic nes tests that test nes hardware behaviors, such as cpu 6502 instructions, ppu timing .... etc. However, My Nes pass most of these tests (known at development time of current version) without any kind of HACKING (changing some code to make a test pass), by emulating the exact hardware behavior.</text:p>
      <text:p text:style-name="Standard">Let’s take the cpu for example, My Nes can pass cpu interrupt tests (cpu_interrupts_v2 by Shay Green &lt;gblargg@gmail.com&gt;) by emulating cpu cycle timing and interrupts check at the next half of cpu cycle. Same for DMA behavior, Sprite 0 Hit, Sprite overflow flags, APU length counter and IRQ ....etc</text:p>
      <text:p text:style-name="Standard">My Nes also implements the NTSC/PAL video generator (palettes), enjoy the nes real colors ! </text:p>
      <text:p text:style-name="Standard">Video and audio outputs are configured carefully to produce images and sound as accurate as possible, also allows user to configure some of these settings to suit their needs.</text:p>
      <text:p text:style-name="Standard">If you are looking for a simple Nes emulator provides accuracy that very close to the real hardware, My Nes is a one worth a try !</text:p>
      <text:p text:style-name="Standard"/>
      <text:p text:style-name="P5"/>
      <text:h text:style-name="Heading_20_1" text:outline-level="1">Features And Specification</text:h>
      <text:list xml:id="list1779395200" text:style-name="L1">
        <text:list-item>
          <text:p text:style-name="P8">My Nes uses simple GUI (Graphical User Interface) which allows to change game, configure emulation directly and as simple as possible.</text:p>
        </text:list-item>
        <text:list-item>
          <text:p text:style-name="P8">My Nes include built-in Launcher which can be used to organize games, it can provide detailed information about games, also it can record user data such as rating, play time… etc</text:p>
        </text:list-item>
        <text:list-item>
          <text:p text:style-name="P7">My Nes Uses NesCart DB to show and use accurate game information.</text:p>
        </text:list-item>
        <text:list-item>
          <text:p text:style-name="P8">My Nes include built-in rendering engine that allows to switch between renderers easily and effectively. This can help to select the proper renderer that suits up your system, for example, if the SlimDX video renderer run with problems with you machine, simply switch to SDL2 video renderer, which may run smooth in you pc. </text:p>
        </text:list-item>
        <text:list-item>
          <text:p text:style-name="P7"><text:span text:style-name="T3">All useful video options are included, such as r</text:span>u<text:span text:style-name="T3">n</text:span>n<text:span text:style-name="T3">ing</text:span> <text:span text:style-name="T3">the emu </text:span>in windowed or fullscreen mode with “keep aspect ratio” <text:span text:style-name="T3">turned on or off</text:span>.</text:p>
        </text:list-item>
        <text:list-item>
          <text:p text:style-name="P7">Ability to save snapshots of current game.</text:p>
        </text:list-item>
        <text:list-item>
          <text:p text:style-name="P8">Ability to record sound for each game.</text:p>
        </text:list-item>
        <text:list-item>
          <text:p text:style-name="P7">Save and load state ability.</text:p>
        </text:list-item>
        <text:list-item>
          <text:p text:style-name="P7"><text:span text:style-name="T3">My Nes runs v</text:span>ery fast <text:span text:style-name="T3">in low end machines (such as low end laptops, old pcs ..etc)</text:span>, My Nes is tested in old machines, both in Windows and runs perfectly 60 fps.</text:p>
        </text:list-item>
      </text:list>
      <text:h text:style-name="Heading_20_3" text:outline-level="3">My Nes Core Features</text:h>
      <text:list xml:id="list3589634967" text:style-name="L2">
        <text:list-item>
          <text:p text:style-name="P9">Accuracy, My Nes pass almost all known nes tests by emulating the real hardware behaviors without any kind of emulation hack.</text:p>
        </text:list-item>
        <text:list-item>
          <text:p text:style-name="P9">Multi-threaded Emulator, the emulation process run in thread separated from renderer threads. <text:line-break/>This may improve performance especially with multi core cpus. </text:p>
        </text:list-item>
      </text:list>
      <text:h text:style-name="Heading_20_3" text:outline-level="3">My Nes Emulation Specification</text:h>
      <text:list xml:id="list1882944897" text:style-name="L3">
        <text:list-item>
          <text:p text:style-name="P10"><text:span text:style-name="T2">CPU 6502: </text:span>All CPU 6502 instructions implemented including the so called illegal opcodes.</text:p>
        </text:list-item>
        <text:list-item>
          <text:p text:style-name="P11"><text:span text:style-name="T2">Interrupts: </text:span>Implement exact interrupt timings like interrupt check before the last instruction behavior</text:p>
        </text:list-item>
        <text:list-item>
          <text:p text:style-name="P11"><text:span text:style-name="T2">PPU: </text:span>Implement the Picture Processor Unit as described in the wiki docs http://wiki.nesdev.com/w/index.php/PPU_rendering with exact timing</text:p>
        </text:list-item>
        <text:list-item>
          <text:p text:style-name="P11"><text:span text:style-name="T2">Palettes:</text:span> Implement the palette generator of NTSC video as described at <text:a xlink:type="simple" xlink:href="http://wiki.nesdev.com/w/index.php/NTSC_video" text:style-name="Internet_20_link" text:visited-style-name="Visited_20_Internet_20_Link">http://wiki.nesdev.com/w/index.php/NTSC_video</text:a></text:p>
        </text:list-item>
        <text:list-item>
          <text:p text:style-name="P11"><text:span text:style-name="T2">TV Formats: </text:span>NTSC, PALB and DENDY.</text:p>
        </text:list-item>
        <text:list-item>
          <text:p text:style-name="P11"><text:span text:style-name="T2">Sound: </text:span>Implement all Nes 5 sound channels, MMC5 external sound channels and VRC6 external sound channels.</text:p>
        </text:list-item>
        <text:list-item>
          <text:p text:style-name="P11"><text:span text:style-name="T2">Sound Playback: </text:span>Frequency can be 22050 Hz, 44100 Hz or 48000 HZ. Bit rate fixed to 16 bit, channels fixed to Mono. <text:span text:style-name="T4">Also, My Nes implement the exact Mixer as descriped at </text:span><text:a xlink:type="simple" xlink:href="http://wiki.nesdev.com/w/index.php/APU_Mixer" text:style-name="Internet_20_link" text:visited-style-name="Visited_20_Internet_20_Link"><text:span text:style-name="T4">http://wiki.nesdev.com/w/index.php/APU_Mixer</text:span></text:a><text:span text:style-name="T4"> (i.e. low-pass and high-pass filters).</text:span></text:p>
        </text:list-item>
        <text:list-item>
          <text:p text:style-name="P11"><text:soft-page-break/><text:span text:style-name="T2">Mappers And Boards: </text:span>Implement about 97% of known and documented mappers</text:p>
        </text:list-item>
        <text:list-item>
          <text:p text:style-name="P12"><text:span text:style-name="T2">Controllers:</text:span> <text:span text:style-name="T4">4</text:span> players joypads, each joypad is playable through Keyboard, Joystick or XBox360 Game Controller (XInput). <text:span text:style-name="T4">Also Game Genie is implemented as well.</text:span></text:p>
        </text:list-item>
      </text:list>
      <text:p text:style-name="P1"/>
      <text:h text:style-name="P18" text:outline-level="1">System Requirements And Installation</text:h>
      <text:p text:style-name="P2">Usually My Nes comes in portable package, which can be installed simply by extracting the content <text:s/>of that package anywhere in your machine.</text:p>
      <text:p text:style-name="P2">Note that My Nes save settings and user files (such as states, snapshots, sound records ...etc) at the documents.</text:p>
      <text:p text:style-name="P2">In order to run My Nes correctly in your machine, please make sure that your machine meets up these requirements:</text:p>
      <text:list xml:id="list4040116827" text:style-name="L4">
        <text:list-item>
          <text:p text:style-name="P13">My Nes can run at any version of windows that can run .net framework 4,5, such as Windows 7, 8, 8.1 and 10.</text:p>
        </text:list-item>
        <text:list-item>
          <text:p text:style-name="P13">.Net Framework version 4.5 is required.</text:p>
        </text:list-item>
        <text:list-item>
          <text:p text:style-name="P13">Latest DirectX package from Microsoft.</text:p>
        </text:list-item>
        <text:list-item>
          <text:p text:style-name="P13">CPU: 2400 MHz or faster, multicore cpu is recommended for better performance. My Nes is built against x86 cpus, but it should run without problems with x64 cpus (tested and runs perfectly)</text:p>
        </text:list-item>
        <text:list-item>
          <text:p text:style-name="P13">RAM: My Nes usually uses about 30 to 60 MGB ram. When launcher is used, it may use up to 200 MGB. In other words, since Windows is running perfectly in your machine, you should not worry about ram at all when using My Nes.</text:p>
        </text:list-item>
      </text:list>
      <text:h text:style-name="P18" text:outline-level="1">My Nes Graphical User Interface</text:h>
      <text:p text:style-name="P3">When you run My Nes, it shows the main window in stand-by mode (i.e. it shows random snow-alike image, such as a tv without a signal).</text:p>
      <text:h text:style-name="Heading_20_3" text:outline-level="3">Main Menu</text:h>
      <text:list xml:id="list2277736429" text:style-name="L5">
        <text:list-item>
          <text:p text:style-name="P14">File</text:p>
          <text:list>
            <text:list-item>
              <text:p text:style-name="P14">Open: allows to open a game in order to play.</text:p>
            </text:list-item>
            <text:list-item>
              <text:p text:style-name="P14">Recent: here you’ll find a list of recent played games. You can play a recent game from the list simply by clicking on it.</text:p>
            </text:list-item>
            <text:list-item>
              <text:p text:style-name="P14">Launcher: opens up the Launcher.</text:p>
            </text:list-item>
            <text:list-item>
              <text:p text:style-name="P14">Take Snapshot: to take a snapshot of current screen (only the tv region)</text:p>
            </text:list-item>
            <text:list-item>
              <text:p text:style-name="P14">Rom Info: to open up the rom info window which can be used to show detailed information of current<text:span text:style-name="T5">ly</text:span>-in-play game, or simply a game located in your machine.</text:p>
            </text:list-item>
            <text:list-item>
              <text:p text:style-name="P15">Exit: to exit My Nes.</text:p>
            </text:list-item>
          </text:list>
        </text:list-item>
        <text:list-item>
          <text:p text:style-name="P15">State</text:p>
          <text:list>
            <text:list-item>
              <text:p text:style-name="P15">Save State: to save currently-in-play game state at slot specified in the option below.</text:p>
            </text:list-item>
            <text:list-item>
              <text:p text:style-name="P15">Load State: to load a state for currently-in-play game from a slot specified in the option below.</text:p>
            </text:list-item>
            <text:list-item>
              <text:p text:style-name="P15">Slot: a list of available slots for each game, from 0 to 9, to use for save/load state above.</text:p>
            </text:list-item>
            <text:list-item>
              <text:p text:style-name="P15">Save state browser: this will open a browser that shows saved state data in slots with detailed information such as date and image. Then allows to select the slot directly to save the currently-in-play game state.</text:p>
            </text:list-item>
            <text:list-item>
              <text:p text:style-name="P15">Load state browser: this will open a browser that shows saved state data in slots with detailed information such as date and image. Then allows to select the slot directly to load a state at that slot for the currently-in-play game.</text:p>
            </text:list-item>
            <text:list-item>
              <text:p text:style-name="P15">Save state as: to save currently-in-play game state as file at the location you desire in your machine.</text:p>
            </text:list-item>
            <text:list-item>
              <text:p text:style-name="P15">Load state as: to load a state for currently-in-play game from a file save at a location in your machine.</text:p>
            </text:list-item>
          </text:list>
        </text:list-item>
        <text:list-item>
          <text:p text:style-name="P16">Machine</text:p>
          <text:list>
            <text:list-item>
              <text:p text:style-name="P17">Toggle pause: to toggle emulation pause.</text:p>
            </text:list-item>
            <text:list-item>
              <text:p text:style-name="P17">Turn off: to turn off the emulation. This is useful when using the launcher, so that when shutting down the emulation the launcher will be opened again automatically.</text:p>
            </text:list-item>
            <text:list-item>
              <text:p text:style-name="P17">Hard reset: to hard reset the emulation, It acts like turning the emulation off then turn it on again.</text:p>
            </text:list-item>
            <text:list-item>
              <text:p text:style-name="P17">Soft reset: to soft reset the emulation, it acts like pressing the reset button in the real hardware.</text:p>
            </text:list-item>
            <text:list-item>
              <text:p text:style-name="P17"><text:soft-page-break/>Region: to select the emulation region. By default, it is set to AUTO, which means the emu will automatically switch the region depending on the game information.<text:line-break/>By selecting other option (Force NTSC, Force PALB or Force DENDY) you tell the emu to always use that region no matter what the game is made for, this may result in emulation failure due to incompatibility.<text:line-break/>It is recommended to keep it as default, AUTO selection.</text:p>
            </text:list-item>
            <text:list-item>
              <text:p text:style-name="P17">Turbo: to run the emulation as fast as possible without limitation. This can be toggled on/off, when on, the emulation runs without speed limitation with maximum machine power. This is may be useful for skipping parts of games, or to test how much fast your machine can run My Nes.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9:51:56.710000000</meta:creation-date>
    <dc:date>2018-06-27T21:59:09.323369228</dc:date>
    <meta:editing-duration>PT45M33S</meta:editing-duration>
    <meta:editing-cycles>12</meta:editing-cycles>
    <meta:generator>LibreOffice/6.0.3.2$Linux_X86_64 LibreOffice_project/00m0$Build-2</meta:generator>
    <meta:document-statistic meta:table-count="0" meta:image-count="0" meta:object-count="0" meta:page-count="7" meta:paragraph-count="78" meta:word-count="1562" meta:character-count="8926" meta:non-whitespace-character-count="7481"/>
  </office:meta>
</office:document-meta>
</file>